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E0000015C4B457457.jpg"/>
  <manifest:file-entry manifest:media-type="image/png" manifest:full-path="Pictures/10000201000000BD00000087B78FC07F.png"/>
  <manifest:file-entry manifest:media-type="image/jpeg" manifest:full-path="Pictures/10000000000001C2000001C2E592992B.jpg"/>
  <manifest:file-entry manifest:media-type="image/gif" manifest:full-path="Pictures/10000000000000920000005CA893B78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solid" draw:fill-color="#ffffff" draw:opacity="50%" fo:min-height="0.75cm" draw:shadow-opacity="50%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solid" draw:fill-color="#ffffff" draw:opacity="50%" fo:min-height="0.467cm" draw:shadow-opacity="50%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917cm" svg:height="1.469cm" svg:x="15.5cm" svg:y="1.531cm">
          <draw:image xlink:href="Pictures/10000000000000920000005CA893B78B.gif" xlink:type="simple" xlink:show="embed" xlink:actuate="onLoad">
            <text:p/>
          </draw:image>
        </draw:frame>
        <draw:frame draw:style-name="gr1" draw:text-style-name="P1" draw:layer="layout" svg:width="3cm" svg:height="2.071cm" svg:x="12.213cm" svg:y="5.758cm">
          <draw:image xlink:href="Pictures/10000201000000BD00000087B78FC07F.png" xlink:type="simple" xlink:show="embed" xlink:actuate="onLoad">
            <text:p/>
          </draw:image>
        </draw:frame>
        <draw:rect draw:style-name="gr2" draw:text-style-name="P1" draw:layer="layout" svg:width="3.735cm" svg:height="2.5cm" svg:x="2.731cm" svg:y="3.358cm">
          <text:p text:style-name="P1">Parameter</text:p>
          <text:p text:style-name="P1">Specification</text:p>
        </draw:rect>
        <draw:rect draw:style-name="gr2" draw:text-style-name="P1" draw:layer="layout" svg:width="3.55cm" svg:height="1.777cm" svg:x="11.881cm" svg:y="1.5cm">
          <text:p text:style-name="P1">Calculate</text:p>
          <text:p text:style-name="P1">Mapping</text:p>
        </draw:rect>
        <draw:line draw:style-name="gr3" draw:text-style-name="P1" draw:layer="layout" svg:x1="13.69cm" svg:y1="6.503cm" svg:x2="13.683cm" svg:y2="3.278cm">
          <text:p/>
        </draw:line>
        <draw:frame draw:style-name="gr4" draw:layer="layout" svg:width="2.5cm" svg:height="1.25cm" svg:x="13.53cm" svg:y="4.466cm">
          <draw:text-box>
            <text:p>use</text:p>
          </draw:text-box>
        </draw:frame>
        <draw:line draw:style-name="gr3" draw:text-style-name="P1" draw:layer="layout" svg:x1="6.487cm" svg:y1="3.977cm" svg:x2="11.5cm" svg:y2="2cm">
          <text:p/>
        </draw:line>
        <draw:frame draw:style-name="gr5" draw:text-style-name="P2" draw:layer="layout" svg:width="4cm" svg:height="1cm" svg:x="6.858cm" svg:y="2.517cm">
          <draw:text-box>
            <text:p text:style-name="P2"><text:span text:style-name="T1">getMapping()</text:span></text:p>
          </draw:text-box>
        </draw:frame>
        <draw:frame draw:style-name="gr1" draw:text-style-name="P1" draw:layer="layout" svg:width="1.588cm" svg:height="1.621cm" svg:x="3.79cm" svg:y="6.436cm">
          <draw:image xlink:href="Pictures/10000000000001C2000001C2E592992B.jpg" xlink:type="simple" xlink:show="embed" xlink:actuate="onLoad">
            <text:p/>
          </draw:image>
        </draw:frame>
        <draw:line draw:style-name="gr6" draw:text-style-name="P1" draw:layer="layout" svg:x1="11.471cm" svg:y1="4.131cm" svg:x2="5.394cm" svg:y2="6.862cm">
          <text:p/>
        </draw:line>
        <draw:frame draw:style-name="gr7" draw:layer="layout" svg:width="3.892cm" svg:height="0.963cm" svg:x="7.324cm" svg:y="4.899cm">
          <draw:text-box>
            <text:p>Send Mail</text:p>
          </draw:text-box>
        </draw:frame>
        <draw:custom-shape draw:style-name="gr8" draw:text-style-name="P1" draw:layer="layout" svg:width="4.882cm" svg:height="7.176cm" svg:x="2.065cm" svg:y="1cm">
          <text:p/>
          <draw:enhanced-geometry svg:viewBox="0 0 21600 21600" draw:path-stretchpoint-x="10800" draw:path-stretchpoint-y="10800" draw:text-areas="?f3 ?f4 ?f5 ?f6" draw:type="round-rectangle" draw:modifiers="862.5844767560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.965cm" svg:height="7.142cm" svg:x="11.47cm" svg:y="1cm">
          <text:p/>
          <draw:enhanced-geometry svg:viewBox="0 0 21600 21600" draw:path-stretchpoint-x="10800" draw:path-stretchpoint-y="10800" draw:text-areas="?f3 ?f4 ?f5 ?f6" draw:type="round-rectangle" draw:modifiers="862.5844767560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019cm" svg:height="2.15cm" svg:x="3.461cm" svg:y="1.092cm">
          <draw:image xlink:href="Pictures/100000000000015E0000015C4B45745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laus Lyko</meta:initial-creator>
    <meta:creation-date>2012-05-08T09:12:51.95</meta:creation-date>
    <dc:date>2012-05-08T09:42:31.17</dc:date>
    <dc:creator>Klaus Lyko</dc:creator>
    <meta:editing-duration>PT13M16S</meta:editing-duration>
    <meta:editing-cycles>3</meta:editing-cycles>
    <meta:generator>OpenOffice.org/3.3$Win32 OpenOffice.org_project/330m20$Build-9567</meta:generator>
    <meta:document-statistic meta:object-count="14"/>
  </office:meta>
</office:document-meta>
</file>